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9,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(39:15-18, 5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(39:15-18, 52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eremiah's reassurance (39:15-1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Zedekiah's rebellion (52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Nebuchadnezzar's retaliation (52:4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JEREMIAH 39, 52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(39:15-18, 52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DURING (39:1-8, 52:8-1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DURING (39:1-8, 52:8-14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walls are breached (39:1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king is blinded (39:4-7; 52:8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Temple and city are burned (39:8; 52:12-1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9, 52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VENTS PRECEDING (39:15-18, 52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EVENTS DURING (39:1-8, 52:8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VENTS FOLLOWING (39:9-14, 52:15-3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FOLLOWING (39:9-14, 52:15-34)<text:s text:c="1"/></text:span><text:span text:style-name="a511" text:class-names=""/></text:p>
          </draw:text-box>
          <svg:title/>
          <svg:desc/>
        </draw:frame>
        <draw:frame draw:id="id94" presentation:style-name="a532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Judah's officials are executed (52:24-27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Judah's people are enslaved (39:9-10; 52:15-16, 28-30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Judah's wealth is exported (52:17-2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Judah's prophet is encouraged (39:11-1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Judah's former king, Jehoiachin, is elevated (52:31-3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7" draw:style-name="a533" draw:master-page-name="Master1-Layout12-tx-Title-and-Text" presentation:presentation-page-layout-name="Master1-PPL12" draw:id="Slide-262">
        <draw:frame draw:id="id95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JEREMIAH 39, 52<text:s text:c="1"/></text:span><text:span text:style-name="a535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EVENTS PRECEDING (39:15-18, 52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EVENTS DURING (39:1-8, 52:8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EVENTS FOLLOWING (39:9-14, 52:15-34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9, 52 </dc:title>
    <meta:initial-creator>David STRICKLAND</meta:initial-creator>
    <dc:creator>David STRICKLAND</dc:creator>
    <meta:creation-date>2020-02-23T23:14:09Z</meta:creation-date>
    <dc:date>2020-02-23T23:14:09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